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line-height="15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50%" fo:text-align="justify" style:justify-single-word="false"/>
      <style:text-properties fo:color="#000000"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4"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5" style:family="paragraph" style:parent-style-name="Standard">
      <style:paragraph-properties fo:line-height="150%" fo:text-align="justify" style:justify-single-word="false"/>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line-height="150%" fo:text-align="justify" style:justify-single-word="false" fo:text-indent="0.499cm" style:auto-text-indent="false"/>
    </style:style>
    <style:style style:name="P8" style:family="paragraph" style:parent-style-name="Standard">
      <style:paragraph-properties fo:margin-left="0cm" fo:margin-right="0cm" fo:line-height="150%" fo:text-align="justify" style:justify-single-word="false" fo:text-indent="0.499cm" style:auto-text-indent="false"/>
      <style:text-properties fo:color="#000000" style:font-name="Times New Roman" fo:font-size="12pt" fo:font-weight="normal" fo:background-color="transparent" style:font-name-asian="Times New Roman" style:font-name-complex="Times New Roman"/>
    </style:style>
    <style:style style:name="P9" style:family="paragraph" style:parent-style-name="Standard">
      <style:paragraph-properties fo:margin-left="0cm" fo:margin-right="0cm" fo:line-height="150%" fo:text-align="justify" style:justify-single-word="false" fo:text-indent="0.499cm" style:auto-text-indent="false"/>
      <style:text-properties style:font-name="Times New Roman1" fo:font-size="12pt" style:font-size-asian="12pt" style:font-size-complex="12pt"/>
    </style:style>
    <style:style style:name="P10" style:family="paragraph" style:parent-style-name="Standard">
      <style:paragraph-properties fo:margin-left="0cm" fo:margin-right="0cm" fo:line-height="150%" fo:text-align="start" style:justify-single-word="false" fo:text-indent="0.499cm" style:auto-text-indent="false"/>
      <style:text-properties style:use-window-font-color="true" style:font-name="Times New Roman" fo:font-size="12pt" fo:font-weight="normal" fo:background-color="transparent" style:font-name-asian="Times New Roman" style:font-name-complex="Times New Roman"/>
    </style:style>
    <style:style style:name="P11" style:family="paragraph" style:parent-style-name="Standard" style:master-page-name="">
      <style:paragraph-properties fo:margin-left="0cm" fo:margin-right="0cm" fo:line-height="150%" fo:text-align="justify" style:justify-single-word="false" fo:text-indent="0.499cm" style:auto-text-indent="false" style:page-number="auto"/>
      <style:text-properties fo:color="#000000" style:font-name="Times New Roman" fo:font-size="12pt" fo:font-weight="normal" fo:background-color="transparent" style:font-name-asian="Times New Roman" style:font-name-complex="Times New Roman"/>
    </style:style>
    <style:style style:name="P12"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list-style-name="L1">
      <style:paragraph-properties fo:line-height="150%" fo:text-align="justify" style:justify-single-word="false"/>
    </style:style>
    <style:style style:name="T1" style:family="text">
      <style:text-properties fo:color="#000000" style:font-name="Times New Roman" fo:font-size="12pt" fo:font-weight="normal" fo:background-color="transparent" style:font-name-asian="Times New Roman" style:font-name-complex="Times New Roman"/>
    </style:style>
    <style:style style:name="T2"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łac w Sławikowie</text:p>
      <text:p text:style-name="P8">Pomiędzy bujnymi koronami drzew, otoczony kwitnącymi wiosną bzem i magnolią, kryją się ruiny ogromnego pałacu, wzniesionego prawdopodobnie w XVIII wieku i rozbudowanego w latach późniejszych.</text:p>
      <text:p text:style-name="P7"><text:span text:style-name="T1">Mowa o Pa</text:span><text:span text:style-name="T1">łacu w Sławikowie, znajdującym się w wojew</text:span><text:span text:style-name="T1">ództwie </text:span><text:span text:style-name="T1">Śląskim. Jednej z dawnych dworskich wizyt</text:span><text:span text:style-name="T1">ówek, symbolu wdzi</text:span><text:span text:style-name="T1">ęku, elegancji i dostojności, a obecnie popadającym w ruinę.</text:span></text:p>
      <text:p text:style-name="P11">Dzieje pałacu w Sławikowie są bardzo niejasne i jak dotąd nie były przedmiotem kompleksowych badań historyków i archeologów.Dokładna data powstania pałacu nie jest znana. Edward Wieczorek datuje powstanie pałacu na koniec XIX wieku, z kolei Tadeusz Chrzanowski i Marian Kornecki określają powstanie pałacu jako III ćwierć XIX wieku.</text:p>
      <text:p text:style-name="P8">Wiadomo że w latach 1795–1831 należał do rodziny Eichendorffów z Łubowic. Od 1831 r. wieś należała do rodziny Eickstedtów, a w latach 1856-1965 został przebudowany przez Ernesta von Eikstedta, który wkrótce potem zmarł.</text:p>
      <text:p text:style-name="P7"><text:span text:style-name="T1">Później, do 1945 r. Pałac należał do jego potomków. Pałac w Sławikowie zaniedbany i doprowadzony do ruiny w czasach Polski Ludowej, nie miał również szczęścia po transformacji ustrojowej z 1989 r. Pod koniec lat 90-tych ubiegłego wieku nieznani sprawcy rozszabrowali piękne kolumny podtrzymujące portyk przed ryzalitem w elewacji wschodniej. </text:span></text:p>
      <text:p text:style-name="P7"><text:span text:style-name="T1">Po 1989 r. Agencji Nieruchomo</text:span><text:span text:style-name="T1">ści Rolnych przejęła pałac, a następnie sprzedała go prywatnemu inwestorowi. Inwestor przekazał nieruchomość gminie Rudnik w 2005 roku, gdyż nie stać go było na utrzymanie tego zabytku.</text:span></text:p>
      <text:p text:style-name="P8">Wójt Gminy planował w 2011 roku wystawić zabytek na licytację, za mniej niż 100 tysięcy złotych ponieważ w budynek trzeba włożyć miliony. Natomiast w 2013 roku, chcąc zabezpieczyć się przed nieodpowiedzialnymi kupcami, całość wyceniono na 345 tysięcy złotych.</text:p>
      <text:p text:style-name="P8">Okolice pałacu są bogactwem zieleni. Zabytek ten otoczony jest obszernym parkiem mającym 4,8 ha, w którym przeważa drzewostan liściasty. Można również dostrzec wiele rzadko spotykanych gatunków drzew takich jak np kasztanowca jadalnego i innych roślin. W pobliżu pałacu znajdują się m.in. kaplica oraz pozostałości po dawnym folwarku – spichlerz oraz oranżeria.</text:p>
      <text:p text:style-name="P7"><text:span text:style-name="T1">Pierwotnie pałac w Sławikowie był budowlą jednopiętrową. Baron Ernst von Eickstedt, który nabył ten pałac w 1831 roku rozpoczął jego przebudowę, ale nie dożył jej końca. Zmarł </text:span><text:soft-page-break/><text:span text:style-name="T1">w grudniu 1865 roku, spoczął w rodzinnym mauzoleum, zbudowanym w parku przypałacowym. </text:span></text:p>
      <text:p text:style-name="P8">Rozbudowę dokończył jego syn Ernest Fryderyk junior. M.in. dobudowano II piętro (kosztem strychu), elewacja frontowa uzyskała cztery filary podtrzymujące balkon pierwszego piętra, na tympanonie umieszczono herb rodowy, dobudowano oranżerię w formie galerii arkadowej. Do 1945 roku rodzina von Eickstedt opuściła Sławików. Wcześniej jednak, w eklektycznym pałacu dalej mieszkali potomkowie Ernsta von Eickstedt; wnuk Guido, oraz prawnuk Rudolf.</text:p>
      <text:p text:style-name="P7"><text:span text:style-name="T1">Pa</text:span><text:span text:style-name="T1">łac został wybudowany w stylu eklektycznym, murowany z cegły, pierwotnie potynkowany. Wzniesiony na planie prostokąta. Obecny wygląd zawdzięcza wspomnianej rodzinie von Eickstedt. Posiadał trzy kondygnacje i był częściowo podpiwniczony, nakryty płaskim dachem, po kt</text:span><text:span text:style-name="T1">órym nie ma ju</text:span><text:span text:style-name="T1">ż śladu. Oparty jest na wzorach zawierający motywy greckie i włoskie.</text:span></text:p>
      <text:p text:style-name="P8">Pałac został częściowo zniszczony w czasie walk między Wehrmachtem i Armią Czerwoną pod koniec II wojny światowej. Wyposażenie pałacu zostało rozkradzione a sam pałac poprzez brak remontów i upływający czas, popadł w ruinę.</text:p>
      <text:p text:style-name="P8">Niestety budynek nie jest pilnowany, ani nawet monitorowany przez właściciela, zainteresowania nie wyraża nim również Konserwator Zabytków. Zniknęły cegły, którymi zamurowano otwory pierwszej kondygnacji, i od kilku lat znowu swobodnie można wejść do wnętrza pałacu. </text:p>
      <text:p text:style-name="P9">Niezabezpieczony zabytek w fatalnym stanie technicznym najlepiej zwiedzać tylko z zewnątrz. Wczesną wiosną 2010 r. Osunęła się ściana opuszczonego od lat budynku.</text:p>
      <text:p text:style-name="P4">Możliwe, że katastrofę spowodowały nie siły natury, lecz ludzie, ponieważ ściana w tym miejscu wydawała się wyjątkowo solidna. W pałacu, w wielu miejscach można znaleźć ślady celowego rozkuwania murów. </text:p>
      <text:p text:style-name="P8">Ruiny Pałacu coraz bardziej ulegają siłom natury. W uszkodzonej już elewacji zachodniej pojawiły się niebezpieczne rysy. Wkrótce może runąć ściana przy otworach okiennych. Od niedawna kolejną formą dewastacji zabytku, jest upiększanie jego ścian poprzez malowanie graffiti. Obecnie zachowało się tylko jedne, znajdujące się na pierwszym piętrze. </text:p>
      <text:p text:style-name="P8"/>
      <text:p text:style-name="P1"/>
      <text:p text:style-name="P12">Potomek zarządców Pałacu, Arkadiusz Popławski wspomina:</text:p>
      <text:p text:style-name="P8"><text:soft-page-break/>„Sławików to moje korzenie, a z samym pałacem byli związani moi przodkowie. Mój pradziadek, Emanuel Kopisch rodem ze Sławikowa, był zarządcą pałacowej gorzelni i przyjacielem barona Rudolfa von Eickstadt. Wraz z prababcią Elżbietą (Elizabeth) dochowali się pięcioro dzieci, z których środkowe (jedyna dziewczynka w rodzeństwie) to moja babcia ze strony ojca. Babcia urodziła się w 1919 r. w Sławikowie i było jej dane wychowywać się i żyć w tej bajecznej erze świetności pałacu przez ponad 25 lat, aż do 1945 r. który położył wszystkiemu kres. </text:p>
      <text:p text:style-name="P8">Kiedy byłem małym chłopcem, opowiadania babci o pałacu i życiu w tamtej rzeczywistości zastępowały mi czytanie bajek. Wspomnienia babci były czymś lepszym niż bajki, bo były to fakty. Raz po raz zaglądam do Sławikowa na grób pradziadków no i oczywiście do pałacu.</text:p>
      <text:p text:style-name="P8">Na wielkim placu przed pałacem był taki obszerny okrągły, spory obmurowany na okrągło "kwietnik" z różami. Tam były róże, to jest pewne. Resztki tych obmurowań jeszcze tam widać. A więc to nie był taki sobie wielki plac, tylko do głównego wejścia były "objazdy" w lewo lub w prawo i nieco pod górkę. Gorzelnia była "wmurowana" w mur od strony ulicy, tam widać takie zamurowane okna - to tam. </text:p>
      <text:p text:style-name="P8">Jeśli chodzi o stajnie to nie znam szczegółów - babcia wspominała tylko o stu koniach - pociągowych i spacerowych oraz bryczkach, które baron udostępniał mieszkańcom m. in. w czwartki, jako dni targowe w Raciborzu, że mogli sobie jechać na zakupy, lub do apteki po lekarstwa. Najczęściej było tak, że baron jechał razem z tymi co jechali. Postój konny znajdował się na Starej Wsi przy "Strzesze". Ludzie szli na zakupy, a baron lubił sobie golnąć, to przeczekał zawsze na "swoich" na przeciwko w "pałacu biskupim" gdzie wówczas znajdowała się karczma.”</text:p>
      <text:p text:style-name="P10">Pałac wygląda niesamowicie podczas wiosny oraz lata, gdy jest zatopiony w otaczającej go roślinnosci. Nie sposób sobie wyobrazić, jak musiał być piękny za czasów swojej świetności.</text:p>
      <text:p text:style-name="P2"/>
      <text:p text:style-name="P8">Bibliografia:</text:p>
      <text:list xml:id="list2041923061576018965" text:style-name="L1">
        <text:list-item>
          <text:p text:style-name="P13"><text:a xlink:type="simple" xlink:href="http://www.polskiezabytki.pl/m/obiekt/5256/Slawikow/" text:style-name="Internet_20_link" text:visited-style-name="Visited_20_Internet_20_Link"><text:span text:style-name="T2">http://www.polskiezabytki.pl/m/obiekt/5256/Slawikow/</text:span></text:a></text:p>
        </text:list-item>
        <text:list-item>
          <text:p text:style-name="P13"><text:a xlink:type="simple" xlink:href="https://www.nowiny.pl/75728-palac-w-slawikowie-pojdzie-za-mniej-niz-100-tys-zl.html" text:style-name="Internet_20_link" text:visited-style-name="Visited_20_Internet_20_Link"><text:span text:style-name="T2">https://www.nowiny.pl/75728-palac-w-slawikowie-pojdzie-za-mniej-niz-100-tys-zl.html</text:span></text:a></text:p>
        </text:list-item>
        <text:list-item>
          <text:p text:style-name="P13"><text:a xlink:type="simple" xlink:href="https://www.nowiny.pl/kultura/92924-brak-kupca-na-palac-w-slawikowie.html" text:style-name="Internet_20_link" text:visited-style-name="Visited_20_Internet_20_Link"><text:span text:style-name="T2">https://www.nowiny.pl/kultura/92924-brak-kupca-na-palac-w-slawikowie.html</text:span></text:a></text:p>
        </text:list-item>
        <text:list-item>
          <text:p text:style-name="P13"><text:soft-page-break/><text:a xlink:type="simple" xlink:href="http://www.straznicyczasu.pl/" text:style-name="Internet_20_link" text:visited-style-name="Visited_20_Internet_20_Link"><text:span text:style-name="T2">http://www.straznicyczasu.pl/</text:span></text:a><text:span text:style-name="T1"> </text:span></text:p>
        </text:list-item>
        <text:list-item>
          <text:p text:style-name="P13"><text:a xlink:type="simple" xlink:href="https://www.palaceslaska.pl/index.php/wojewodztwo-slaskie/powiat-raciborski/1369-slawikow2?fbclid=IwAR2gCSSgLLUzBR69jW1YhN32BCnGGL5usQYAYQMErwKAtWTG45h73-aApys" text:style-name="Internet_20_link" text:visited-style-name="Visited_20_Internet_20_Link"><text:span text:style-name="T2">https://www.palaceslaska.pl/index.php/wojewodztwo-slaskie/powiat-raciborski/1369-slawikow2?fbclid=IwAR2gCSSgLLUzBR69jW1YhN32BCnGGL5usQYAYQMErwKAtWTG45h73-aApys</text:span></text:a></text:p>
        </text:list-item>
      </text:list>
      <text:p text:style-name="P5"/>
      <text:p text:style-name="P6">Tomasz Jano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7.95cm" style:type="center"/>
          <style:tab-stop style:position="15.9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1.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26T16:19:34.22</dc:date>
    <meta:editing-duration>PT48M30S</meta:editing-duration>
    <meta:editing-cycles>11</meta:editing-cycles>
    <meta:generator>OpenOffice/4.1.7$Win32 OpenOffice.org_project/417m1$Build-9800</meta:generator>
    <meta:document-statistic meta:table-count="0" meta:image-count="0" meta:object-count="0" meta:page-count="4" meta:paragraph-count="31" meta:word-count="942" meta:character-count="6790"/>
  </office:meta>
</office:document-meta>
</file>